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fo:color="#000000" fo:font-weight="bold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margin-left="0.2in" fo:margin-right="0in" fo:text-indent="0in" style:auto-text-indent="false"/>
      <style:text-properties fo:color="#000000"/>
    </style:style>
    <style:style style:name="P8" style:family="paragraph" style:parent-style-name="Standard">
      <style:paragraph-properties fo:margin-left="0.2in" fo:margin-right="0in" fo:text-align="start" style:justify-single-word="false" fo:text-indent="0in" style:auto-text-indent="false"/>
      <style:text-properties fo:color="#000000"/>
    </style:style>
    <style:style style:name="P9" style:family="paragraph" style:parent-style-name="Standard">
      <style:paragraph-properties fo:margin-left="0.2in" fo:margin-right="0in" fo:line-height="150%" fo:text-indent="0in" style:auto-text-indent="false"/>
      <style:text-properties fo:color="#000000"/>
    </style:style>
    <style:style style:name="P10" style:family="paragraph" style:parent-style-name="Standard">
      <style:paragraph-properties fo:margin-left="0.2in" fo:margin-right="0in" fo:line-height="150%" fo:text-align="start" style:justify-single-word="false" fo:text-indent="0in" style:auto-text-indent="false"/>
      <style:text-properties fo:color="#000000"/>
    </style:style>
    <style:style style:name="P11" style:family="paragraph" style:parent-style-name="Standard">
      <style:paragraph-properties fo:margin-left="0.2in" fo:margin-right="0in" fo:text-indent="0in" style:auto-text-indent="false"/>
      <style:text-properties fo:color="#000000" fo:font-weight="bold" style:font-weight-asian="bold" style:font-weight-complex="bold"/>
    </style:style>
    <style:style style:name="P12" style:family="paragraph" style:parent-style-name="Standard">
      <style:paragraph-properties fo:margin-left="0.2in" fo:margin-right="0in" fo:line-height="150%" fo:text-indent="0in" style:auto-text-indent="false"/>
    </style:style>
    <style:style style:name="P13" style:family="paragraph" style:parent-style-name="Standard">
      <style:paragraph-properties fo:margin-left="0.2in" fo:margin-right="0in" fo:text-align="start" style:justify-single-word="false" fo:text-indent="0in" style:auto-text-indent="false"/>
    </style:style>
    <style:style style:name="P14" style:family="paragraph" style:parent-style-name="Standard">
      <style:paragraph-properties fo:margin-left="0.2in" fo:margin-right="0in" fo:line-height="100%" fo:text-indent="0in" style:auto-text-indent="false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font-name="Liberation Serif1" style:font-name-asian="Liberation Serif1" style:font-name-complex="Liberation Serif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ладимир Ю. Иванов</text:p>
      <text:p text:style-name="P2"/>
      <text:p text:style-name="P4">Возраст: 24, муж. <text:span text:style-name="T1">◊</text:span> место рождения: Владивосток, Россия</text:p>
      <text:p text:style-name="P6"><text:span text:style-name="T2">тел.: +7·924·320·09·34 </text:span><text:span text:style-name="T4">◊</text:span><text:span text:style-name="T2"> </text:span><text:a xlink:type="simple" xlink:href="mailto:person@v-u-ivanov.ru"><text:span text:style-name="T3">person@v-u-ivanov.ru</text:span></text:a><text:span text:style-name="T2"> </text:span><text:span text:style-name="T4">◊</text:span><text:span text:style-name="T2"> skype: v.u.ivanov</text:span></text:p>
      <text:p text:style-name="P3">ОБРАЗОВАНИЕ</text:p>
      <text:p text:style-name="P8"><text:span text:style-name="T5">Интернет-платформа edX университетов Гарвард и МТИ</text:span> <text:s text:c="14"/><text:span text:style-name="T6">Март 2012 – Июнь 2012</text:span></text:p>
      <text:p text:style-name="P10"><text:span text:style-name="T9">Курс ”Схемотехника и Электроника 6.002x” закончен с оценкой А. </text:span></text:p>
      <text:p text:style-name="P8"><text:span text:style-name="T5">Дальневосточный Федеральный Университет, Владивосток <text:s text:c="7"/></text:span><text:span text:style-name="T6">Август 2005 – Июнь 2010</text:span></text:p>
      <text:p text:style-name="P8">Специалист. Инженер информационных систем и технологий. </text:p>
      <text:p text:style-name="P9">Защищена дипломная работа в области подводной робототехники.</text:p>
      <text:p text:style-name="P11">Владивостокская средняя школа 51<text:tab/><text:tab/><text:tab/><text:tab/> <text:s text:c="5"/><text:span text:style-name="T7">Сентябрь 2003 – Июнь 2005</text:span></text:p>
      <text:p text:style-name="P7">Полное среднее образование.</text:p>
      <text:p text:style-name="P12"><text:span text:style-name="T2">Сдан выпускной экзамен по японскому языку.</text:span></text:p>
      <text:p text:style-name="P11">Владивостокская средняя школа 51<text:tab/><text:tab/><text:tab/><text:tab/> <text:s text:c="9"/><text:span text:style-name="T7">Август 1995 – Июнь 2003</text:span></text:p>
      <text:p text:style-name="P14"><text:span text:style-name="T2">Общее образование.</text:span></text:p>
      <text:p text:style-name="Standard"/>
      <text:p text:style-name="P3">ОПЫТ</text:p>
      <text:p text:style-name="P7">ООО “Спайдер Пасифик”<text:tab/><text:tab/><text:tab/><text:tab/><text:tab/><text:tab/> <text:s text:c="12"/>Октябрь 2010 – наст. вр.</text:p>
      <text:p text:style-name="P9"><text:span text:style-name="T6">Инженер-радиотехник<text:tab/><text:tab/><text:tab/><text:tab/><text:tab/><text:tab/> <text:s text:c="16"/>Владивосток, Россия</text:span></text:p>
      <text:p text:style-name="P13"><text:span text:style-name="T2">Разработан безмеханический манипулятор, как часть программно-аппаратной системы. В <text:s text:c="11"/>качестве элементной базы использованы микросхемы компаний Atmel, Freescale, Analog Devices и Murata. Проект “заморожен” директором на стадии макета.</text:span></text:p>
      <text:p text:style-name="P13"><text:span text:style-name="T2"/></text:p>
      <text:p text:style-name="P7">Разработан и изготовлен ламповый усилитель мощности для звукоавых карт ПК. Использована готовая принципиальная схема. Проект на стадии дизайна корпуса.</text:p>
      <text:p text:style-name="P7"/>
      <text:p text:style-name="P7">Разработан и изготовлен инжектор “Power over Ethernet”. Реализован физический уровень стандарта IEEE 802.3af (пассивный класс B). В качестве прототипа использовано оборудование Cisco Systems. Реализация поддержки всего стандарта на стадии разработки.</text:p>
      <text:p text:style-name="P1"/>
      <text:p text:style-name="P3">ТЕХНИЧЕСКИЕ НАВЫКИ</text:p>
      <text:p text:style-name="P7"><text:span text:style-name="T5">САПР</text:span> <text:tab/><text:tab/><text:tab/><text:tab/>Sprint Layout, sPlan, Eagle, Altium Designer</text:p>
      <text:p text:style-name="P7"><text:span text:style-name="T5">Компиляторы/Инструменты</text:span> <text:tab/>gcc, avr-gcc, javac, gdb, make, avrdude, maxima</text:p>
      <text:p text:style-name="P7"><text:span text:style-name="T5">Компьютерные сети</text:span> <text:tab/><text:tab/>модель OSI, основные сетевые протоколы, активное <text:tab/><text:tab/><text:tab/><text:tab/><text:tab/><text:tab/>сетевое оборудование класса SOHO, монтаж сетевой <text:tab/><text:tab/><text:tab/><text:tab/><text:tab/><text:tab/>инфраструктуры</text:p>
      <text:p text:style-name="P7"><text:span text:style-name="T5">Компьютерные науки</text:span> <text:tab/><text:tab/>основы архитектуры компьютера, микропроцессорных <text:tab/><text:tab/><text:tab/><text:tab/><text:tab/>систем и методов защиты информации</text:p>
      <text:p text:style-name="P7"><text:span text:style-name="T5">Электроника</text:span> <text:tab/><text:tab/><text:tab/>разработка, трассировка и производство цифровых, </text:p>
      <text:p text:style-name="P7"><text:tab/><text:tab/><text:tab/><text:tab/><text:tab/>аналоговых и ламповых схем, USB, UART/RS-232, 1-wire, <text:tab/><text:tab/><text:tab/><text:tab/><text:tab/>SPI, I2C, CAN, JTAG</text:p>
      <text:p text:style-name="P7"><text:span text:style-name="T5">Работа руками</text:span> <text:tab/><text:tab/><text:tab/>лабораторное электронное оборудование (мультиметр,</text:p>
      <text:p text:style-name="P7"><text:tab/><text:tab/><text:tab/><text:tab/><text:tab/>осциллограф, анализаторы логические и спектра), пайка</text:p>
      <text:p text:style-name="P7"><text:soft-page-break/><text:tab/><text:tab/><text:tab/><text:tab/><text:tab/>(жало, фен, микроволна), работа на токарном и фрезерном <text:tab/><text:tab/><text:tab/><text:tab/><text:tab/>станках (оборудование Proxxon, Германия), аппаратные <text:tab/><text:tab/><text:tab/><text:tab/><text:tab/>программаторы</text:p>
      <text:p text:style-name="P7"><text:span text:style-name="T5">Операционные Системы</text:span> <text:tab/><text:tab/>Windows, GNU/Linux (Ubuntu в качестве основной рабочей <text:tab/><text:tab/><text:tab/><text:tab/><text:tab/>системы, Debian, openSUSE, Fedora), VirtualBox в качестве <text:tab/><text:tab/><text:tab/><text:tab/><text:tab/>системы виртуализации</text:p>
      <text:p text:style-name="P7"><text:span text:style-name="T5">Языки программирования</text:span> <text:tab/>assembler (x86, AVR), plain C, Wiring, Bash</text:p>
      <text:p text:style-name="P11">Обработка текста/IDE <text:tab/><text:tab/><text:span text:style-name="T8">Sublime Text (собственная подсветка синтаксиса для AVR <text:tab/><text:tab/><text:tab/><text:tab/><text:tab/>assembler), Emacs, LaTeX, Eclipse, AVR Studio, CVAVR, <text:tab/><text:tab/><text:tab/><text:tab/><text:tab/>regexps</text:span></text:p>
      <text:p text:style-name="P11">СКВ/РСКВ<text:span text:style-name="T8"> <text:tab/><text:tab/><text:tab/><text:tab/>svn, mercurial, git </text:span></text:p>
      <text:p text:style-name="P11"><text:span text:style-name="T8"><text:tab/><text:tab/><text:tab/><text:tab/><text:tab/>(github.com/voventus, bitbucket.com/voventus)</text:span></text:p>
      <text:p text:style-name="P7"/>
      <text:p text:style-name="P3">ХОББИ И ИНТЕРЕСЫ</text:p>
      <text:p text:style-name="P7">• Hi-Tech и его влияние на человека, разработка аппаратного и программного обеспечения</text:p>
      <text:p text:style-name="P7">• Физика (два законченных университетских курса), прикладная математика, мировая экономика</text:p>
      <text:p text:style-name="P7">• Профессиональные спортивные лиги США (NHL, NFL, MLB), плавание (спортивный разряд), карточные игры</text:p>
      <text:p text:style-name="P7">• Иностранные языки (Английский, Японский, Немецкий, Русский – родной), электронная музы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mir Ivanov</meta:initial-creator>
    <meta:creation-date>2012-09-25T04:11:22</meta:creation-date>
    <meta:printed-by>Vladimir Ivanov</meta:printed-by>
    <meta:print-date>2012-09-25T20:07:57</meta:print-date>
    <dc:date>2012-09-26T04:13:30</dc:date>
    <dc:creator>Vladimir Ivanov</dc:creator>
    <meta:editing-duration>PT8H1M10S</meta:editing-duration>
    <meta:editing-cycles>38</meta:editing-cycles>
    <meta:generator>LibreOffice/3.5$Linux_x86 LibreOffice_project/350m1$Build-2</meta:generator>
    <meta:document-statistic meta:table-count="0" meta:image-count="0" meta:object-count="0" meta:page-count="2" meta:paragraph-count="40" meta:word-count="362" meta:character-count="3145" meta:non-whitespace-character-count="2629"/>
  </office:meta>
</office:document-meta>
</file>